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style:text-underline-style="solid" style:text-underline-type="single"/>
    </style:style>
    <style:style style:name="P1" style:parent-style-name="Standard" style:family="paragraph">
      <style:text-properties fo:color="#000000" fo:font-family="Sans Serif"/>
    </style:style>
    <style:style style:name="P2" style:family="paragraph">
      <style:text-properties fo:color="#000000" fo:font-family="Sans Serif" fo:font-size="12.000000000000000pt"/>
    </style:style>
    <style:style style:name="P3" style:family="paragraph" style:list-style-name="L31">
      <style:paragraph-properties fo:line-height="100%" fo:margin-bottom="0.000000000000000pt" style:tab-stop-distance="35.399999999999999pt"/>
      <style:text-properties fo:country="FR" fo:font-family="Calibri" fo:font-size="12.000000000000000pt" fo:language="fr" style:use-window-font-color="true"/>
    </style:style>
    <text:list-style style:name="L7" style:display-name="L7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  <text:list-style style:name="L8" style:display-name="L8">
      <text:list-level-style-bullet text:bullet-char="➔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  <text:list-style style:name="L9" style:display-name="L9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10" style:display-name="L10">
      <text:list-level-style-bullet text:bullet-char="➔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</office:automatic-styles>
  <office:body>
    <office:text>
      <text:tracked-changes text:track-changes="false"/>
      <text:p text:style-name="P1"><text:span text:style-name="T1">Rapport Cassiopée pour la réunion du 12/03</text:span></text:p>
      <text:p text:style-name="P2"/>
      <text:p text:style-name="P2"><text:span text:style-name="T1">Emmanuel</text:span></text:p>
      <text:p text:style-name="P2"/>
      <text:p text:style-name="P2">Travail effectué depuis la réunion du 04/03 :</text:p>
      <text:p text:style-name="P2"/>
      <text:list text:style-name="L7" xml:id="list-b150c2fb-9666-42cc-95ca-ff9a927eda2d">
        <text:list-item>
          <text:p text:style-name="P2">Débug</text:p>
        </text:list-item>
      </text:list>
      <text:p text:style-name="P2"/>
      <text:list text:style-name="L8" xml:id="list-fba00258-080f-407b-a5ab-ff7f5c2c4efc">
        <text:list-item>
          <text:list text:style-name="L8" xml:id="list-32132a90-c219-4ee5-bd3a-967a9cd1db0c">
            <text:list-item>
              <text:list text:style-name="L8" xml:id="list-d1f96a20-c881-431a-8513-7ec47ab6937d">
                <text:list-item>
                  <text:p text:style-name="P2">Notre programme ne semble pas comporter de bugs, le problème semble venir de l'algorithme en lui-même : pourquoi ajouter systématiquement les images au cluster tant que CON(Sc) &lt; CON(S1), sans vérifier leur distance à ce cluster, ce qui provoque évidemment l'ajout d'images inopportunes ?</text:p>
                </text:list-item>
              </text:list>
            </text:list-item>
          </text:list>
        </text:list-item>
      </text:list>
      <text:p text:style-name="P2"/>
      <text:p text:style-name="P2">A faire pour la semaine prochaine : trouver une solution.</text:p>
      <text:p text:style-name="P2"/>
      <text:p text:style-name="P2"><text:span text:style-name="T1">Meriem</text:span></text:p>
      <text:p text:style-name="P2"/>
      <text:p text:style-name="P2">Travail effectué depuis la réunion du 04/03 :</text:p>
      <text:p text:style-name="P2"/>
      <text:p text:style-name="P3">Ne pas s’arrêter à un programme console mais faire un programme GUI (Graphical User Interface)</text:p>
      <text:p text:style-name="P3"/>
      <text:list text:style-name="L9" xml:id="list-c7936a3c-6054-489a-8082-19d9e0104078">
        <text:list-item>
          <text:p text:style-name="P3">Utilisation d’une bibliothèque spécialisée : entre utiliser GTK ou Qt, notre choix se reporte sur Qt (Framework multiplateforme pour créer des GUI), <text:s/>plus facile à utiliser, en C++.</text:p>
        </text:list-item>
      </text:list>
      <text:p text:style-name="P3"/>
      <text:list text:style-name="L9" xml:id="list-e18631fd-d6bc-4e96-add3-d7dc63da27e6">
        <text:list-item>
          <text:p text:style-name="P3">Documentation concernant Qt, ce qui en résulte :</text:p>
        </text:list-item>
      </text:list>
      <text:p text:style-name="P3"/>
      <text:list text:style-name="L10" xml:id="list-f80c8da3-82ed-4a5c-9bac-ac586560d4d5">
        <text:list-item>
          <text:list text:style-name="L10" xml:id="list-28af8b1d-8e3b-4c32-8592-4765fd209c9e">
            <text:list-item>
              <text:list text:style-name="L10" xml:id="list-7d990103-86d1-43df-8199-026681490065">
                <text:list-item>
                  <text:p text:style-name="P3">Contient plusieurs modules : création de fenêtre, dessiner en 2D, gestion de la 3D, module réseau etc.</text:p>
                </text:list-item>
                <text:list-item>
                  <text:p text:style-name="P3">Portabilité !</text:p>
                </text:list-item>
                <text:list-item>
                  <text:p text:style-name="P3">On peut associer notre projet Qt à notre gestionnaire de version Git par la suite.</text:p>
                </text:list-item>
              </text:list>
            </text:list-item>
          </text:list>
        </text:list-item>
      </text:list>
      <text:p text:style-name="P3"/>
      <text:list text:style-name="L9" xml:id="list-dc7fc091-d8f0-4a1d-b276-ef8001043b2f">
        <text:list-item>
          <text:p text:style-name="P3">Familiarisation avec <text:s/>Qt : réalisation de quelques premières petites fenêtres.</text:p>
        </text:list-item>
      </text:list>
      <text:p text:style-name="P3"/>
      <text:p text:style-name="P3"/>
      <text:p text:style-name="P3">A faire pour la semaine prochaine : commencer notre interface.</text:p>
      <text:p text:style-name="P3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ullet_20List" style:display-name="Bullet List" style:family="paragraph" style:list-style-name="L6">
      <style:text-properties fo:font-size="12.000000000000000pt"/>
    </style:style>
    <style:style style:name="Enumerated_20List" style:display-name="Enumerated List" style:family="paragraph" style:list-style-name="L4">
      <style:text-properties fo:font-size="12.000000000000000pt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A1" style:display-name="A1" style:family="paragraph"/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21" style:display-name="L21">
      <text:list-level-style-bullet text:bullet-char="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88.80000000000pt"/>
        </style:list-level-properties>
      </text:list-level-style-bullet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list-style style:name="L31" style:display-name="L31">
      <text:list-level-style-bullet text:bullet-char="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36.00000000000pt"/>
        </style:list-level-properties>
      </text:list-level-style-bullet>
    </text:list-style>
    <text:list-style style:name="L111" style:display-name="L111">
      <text:list-level-style-bullet text:bullet-char="-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36.00000000000pt"/>
        </style:list-level-properties>
      </text:list-level-style-bullet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0</meta:generator>
    <dc:title/>
    <meta:initial-creator>Inconnu</meta:initial-creator>
    <meta:editing-cycles>3</meta:editing-cycles>
    <dc:date>2014-03-18T23:35:00</dc:date>
    <meta:creation-date>2008-08-22T11:41:04</meta:creation-date>
  </office:meta>
</office:document-meta>
</file>